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25cm" fo:min-width="0.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FRU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2.799cm" svg:y="3.899cm">
          <text:p text:style-name="P3"><text:span text:style-name="T1">-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2.799cm" svg:y="6.299cm">
          <text:p text:style-name="P3"><text:span text:style-name="T1">+</text:span><text:span text:style-name="T1">e</text:span><text:span text:style-name="T1">a</text:span><text:span text:style-name="T1">t</text:span><text:span text:style-name="T1">(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ORAN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cm" svg:height="2.4cm" svg:x="18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1cm" svg:y1="5.1cm" svg:x2="18.3cm" svg:y2="5.1cm">
          <text:p/>
        </draw:line>
        <draw:custom-shape draw:style-name="gr4" draw:text-style-name="P4" draw:layer="layout" svg:width="1.4cm" svg:height="1.5cm" draw:transform="rotate (1.5707963267949) translate (8.549cm 5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0T14:25:46.547304723</dc:date>
    <meta:editing-duration>PT3M4S</meta:editing-duration>
    <meta:editing-cycles>4</meta:editing-cycles>
    <meta:generator>LibreOffice/5.1.6.2$Linux_X86_64 LibreOffice_project/10m0$Build-2</meta:generator>
    <meta:document-statistic meta:object-count="8"/>
  </office:meta>
</office:document-meta>
</file>